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266cm" draw:marker-end-width="0.266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2" style:family="graphic" style:parent-style-name="objectwithoutfill">
      <style:graphic-properties draw:stroke="dash" draw:stroke-dash="Dashed_20__28_var_29_" svg:stroke-width="0.025cm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3" style:family="graphic" style:parent-style-name="objectwithoutfill">
      <style:graphic-properties svg:stroke-width="0.025cm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4" style:family="graphic" style:parent-style-name="standard">
      <style:graphic-properties draw:stroke="none" svg:stroke-width="0.025cm" svg:stroke-color="#000000" draw:marker-start-width="0.266cm" draw:marker-end-width="0.266cm" draw:fill="none" draw:fill-color="#ffffff" draw:textarea-horizontal-align="left" draw:auto-grow-height="true" draw:auto-grow-width="true" fo:min-height="0.712cm" fo:min-width="1.022cm"/>
    </style:style>
    <style:style style:name="gr5" style:family="graphic" style:parent-style-name="standard">
      <style:graphic-properties draw:stroke="none" svg:stroke-width="0.025cm" svg:stroke-color="#000000" draw:marker-start-width="0.266cm" draw:marker-end-width="0.266cm" draw:fill="none" draw:fill-color="#ffffff" draw:textarea-horizontal-align="left" draw:auto-grow-height="true" draw:auto-grow-width="true" fo:min-height="0.712cm" fo:min-width="1.412cm"/>
    </style:style>
    <style:style style:name="gr6" style:family="graphic" style:parent-style-name="standard">
      <style:graphic-properties draw:stroke="none" svg:stroke-width="0.025cm" svg:stroke-color="#000000" draw:marker-start-width="0.266cm" draw:marker-end-width="0.266cm" draw:fill="none" draw:fill-color="#ffffff" draw:textarea-horizontal-align="left" draw:auto-grow-height="true" draw:auto-grow-width="true" fo:min-height="0.712cm" fo:min-width="0.705cm"/>
    </style:style>
    <style:style style:name="gr7" style:family="graphic" style:parent-style-name="standard">
      <style:graphic-properties draw:stroke="none" svg:stroke-width="0.025cm" svg:stroke-color="#000000" draw:marker-start-width="0.266cm" draw:marker-end-width="0.266cm" draw:fill="none" draw:fill-color="#ffffff" draw:textarea-horizontal-align="left" draw:auto-grow-height="true" draw:auto-grow-width="true" fo:min-height="0.712cm" fo:min-width="0.53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3cm" svg:height="1.3cm" svg:x="0.1cm" svg:y="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3cm" svg:height="1.3cm" svg:x="4.6cm" svg:y="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1cm" svg:height="1.5cm" svg:x="1.2cm" svg:y="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cm" svg:y1="1.7cm" svg:x2="1.9cm" svg:y2="2.3cm">
          <text:p/>
        </draw:line>
        <draw:line draw:style-name="gr3" draw:text-style-name="P1" draw:layer="layout" svg:x1="3.4cm" svg:y1="2.9cm" svg:x2="4.6cm" svg:y2="2.9cm">
          <text:p/>
        </draw:line>
        <draw:frame draw:style-name="gr4" draw:text-style-name="P2" draw:layer="layout" svg:width="1.522cm" svg:height="0.962cm" svg:x="1.2cm" svg:y="2.338cm">
          <draw:text-box>
            <text:p>sp1</text:p>
          </draw:text-box>
        </draw:frame>
        <draw:frame draw:style-name="gr4" draw:text-style-name="P2" draw:layer="layout" svg:width="1.522cm" svg:height="0.962cm" svg:x="5.5cm" svg:y="2.3cm">
          <draw:text-box>
            <text:p>sp2</text:p>
          </draw:text-box>
        </draw:frame>
        <draw:frame draw:style-name="gr5" draw:text-style-name="P2" draw:layer="layout" svg:width="1.912cm" svg:height="0.962cm" svg:x="1.5cm" svg:y="0.438cm">
          <draw:text-box>
            <text:p>UDG</text:p>
          </draw:text-box>
        </draw:frame>
        <draw:line draw:style-name="gr2" draw:text-style-name="P1" draw:layer="layout" svg:x1="3.3cm" svg:y1="1.1cm" svg:x2="5cm" svg:y2="2.4cm">
          <text:p/>
        </draw:line>
        <draw:frame draw:style-name="gr6" draw:text-style-name="P2" draw:layer="layout" svg:width="1.205cm" svg:height="0.962cm" svg:x="1.9cm" svg:y="1.3cm">
          <draw:text-box>
            <text:p>hd</text:p>
          </draw:text-box>
        </draw:frame>
        <draw:frame draw:style-name="gr7" draw:text-style-name="P2" draw:layer="layout" svg:width="1.031cm" svg:height="0.962cm" svg:x="4.069cm" svg:y="1cm">
          <draw:text-box>
            <text:p>f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128cm" fo:page-height="3.9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2T17:23:54.536527263</meta:creation-date>
    <dc:date>2018-10-15T21:52:58.237093031</dc:date>
    <meta:editing-duration>PT5H5M24S</meta:editing-duration>
    <meta:editing-cycles>25</meta:editing-cycles>
    <meta:generator>LibreOffice/5.1.6.2$Linux_X86_64 LibreOffice_project/10m0$Build-2</meta:generator>
    <meta:document-statistic meta:object-count="11"/>
  </office:meta>
</office:document-meta>
</file>